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P1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25cm" svg:height="2cm" svg:x="9cm" svg:y="2cm">
          <text:p text:style-name="P1">Sede central</text:p>
          <text:p text:style-name="P1">(Reigosa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2cm" svg:x="14.5cm" svg:y="6.75cm">
          <text:p text:style-name="P1">Sede secundaria</text:p>
          <text:p text:style-name="P1">(Marin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8.5cm" svg:y="6.75cm">
          <text:p text:style-name="P1">Sede secundaria</text:p>
          <text:p text:style-name="P1">(Vigo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2.5cm" svg:y="6.75cm">
          <text:p text:style-name="P1">Sede secundaria</text:p>
          <text:p text:style-name="P1">(Pontevedra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2:47:08.678000000</meta:creation-date>
    <dc:date>2024-10-03T12:51:35.938000000</dc:date>
    <meta:editing-duration>PT4M27S</meta:editing-duration>
    <meta:editing-cycles>1</meta:editing-cycles>
    <meta:document-statistic meta:object-count="4"/>
    <meta:generator>LibreOffice/24.8.0.3$Windows_X86_64 LibreOffice_project/0bdf1299c94fe897b119f97f3c613e9dca6be583</meta:generator>
  </office:meta>
</office:document-meta>
</file>